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adc0" officeooo:paragraph-rsid="0018adc0"/>
    </style:style>
    <style:style style:name="P2" style:family="paragraph" style:parent-style-name="Standard" style:list-style-name="L2">
      <style:text-properties officeooo:rsid="0017b82e" officeooo:paragraph-rsid="0017b82e"/>
    </style:style>
    <style:style style:name="P3" style:family="paragraph" style:parent-style-name="Standard">
      <style:text-properties officeooo:rsid="0017b82e" officeooo:paragraph-rsid="0017b82e"/>
    </style:style>
    <style:style style:name="P4" style:family="paragraph" style:parent-style-name="Standard">
      <style:paragraph-properties fo:text-align="center" style:justify-single-word="false"/>
      <style:text-properties officeooo:rsid="0017b82e" officeooo:paragraph-rsid="0017b82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7b82e" officeooo:paragraph-rsid="0017b82e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6pt" fo:font-weight="bold" officeooo:rsid="0017b82e" officeooo:paragraph-rsid="0017b82e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rsid="001a156f" officeooo:paragraph-rsid="001a156f"/>
    </style:style>
    <style:style style:name="P8" style:family="paragraph" style:parent-style-name="Standard" style:list-style-name="L1">
      <style:text-properties officeooo:rsid="001e243b" officeooo:paragraph-rsid="001e243b"/>
    </style:style>
    <style:style style:name="P9" style:family="paragraph" style:parent-style-name="Standard" style:list-style-name="L1">
      <style:text-properties fo:font-weight="bold" officeooo:rsid="001c519d" officeooo:paragraph-rsid="001c519d" style:font-weight-asian="bold" style:font-weight-complex="bold"/>
    </style:style>
    <style:style style:name="P10" style:family="paragraph" style:parent-style-name="Standard" style:list-style-name="L1">
      <style:text-properties officeooo:rsid="00207fec" officeooo:paragraph-rsid="00207fec"/>
    </style:style>
    <style:style style:name="P11" style:family="paragraph" style:parent-style-name="Standard">
      <style:text-properties fo:font-size="12pt" fo:font-weight="bold" officeooo:rsid="0017b82e" officeooo:paragraph-rsid="0017b82e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215df6" officeooo:paragraph-rsid="00215df6" style:font-size-asian="10.5pt" style:font-weight-asian="normal" style:font-size-complex="12pt" style:font-weight-complex="normal"/>
    </style:style>
    <style:style style:name="T1" style:family="text">
      <style:text-properties officeooo:rsid="001a66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243b" style:font-weight-asian="normal" style:font-weight-complex="normal"/>
    </style:style>
    <style:style style:name="T5" style:family="text">
      <style:text-properties fo:font-weight="normal" officeooo:rsid="0021fa90" style:font-weight-asian="normal" style:font-weight-complex="normal"/>
    </style:style>
    <style:style style:name="T6" style:family="text">
      <style:text-properties fo:font-weight="normal" officeooo:rsid="0022a5fd" style:font-weight-asian="normal" style:font-weight-complex="normal"/>
    </style:style>
    <style:style style:name="T7" style:family="text">
      <style:text-properties officeooo:rsid="001f6b8e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1fa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FALACIAS Y ARGUMENTOS</text:p>
      <text:p text:style-name="P3"/>
      <text:p text:style-name="P4">Listado de tipos de falacias y argumentos explicados para tenerlos en cuenta en futuras argumentaciones sobre temas.</text:p>
      <text:p text:style-name="P3"/>
      <text:p text:style-name="P6">Falacias</text:p>
      <text:p text:style-name="P11"/>
      <text:p text:style-name="P12">Técnicas ilícitas que se deben evitar cuando se discuten argumentos.</text:p>
      <text:p text:style-name="P3"/>
      <text:list xml:id="list2197142044" text:style-name="L1">
        <text:list-item>
          <text:p text:style-name="P1"><text:span text:style-name="T2">Caricaturización y lenguaje emotivo:</text:span><text:span text:style-name="T3"> </text:span><text:span text:style-name="T5">referirte con tono burlesco a las ideas de tu oponente.</text:span></text:p>
        </text:list-item>
        <text:list-item>
          <text:p text:style-name="P7"><text:span text:style-name="T2">La falacia del monstruo:</text:span><text:span text:style-name="T3"> </text:span><text:span text:style-name="T6">Relacionar la opinión del contrario con algo muy malo, conocido por todos, para hacer parecer sus ideas irrazonables.</text:span></text:p>
        </text:list-item>
        <text:list-item>
          <text:p text:style-name="P9">Generalización excesiva:<text:span text:style-name="T3"> </text:span><text:span text:style-name="T6">Estirar la afirmación del oponente hasta hacerle decir algo que el no ha dicho.</text:span></text:p>
        </text:list-item>
        <text:list-item>
          <text:p text:style-name="P8"><text:span text:style-name="T2">Olvido de alternativas:</text:span> <text:span text:style-name="T9">p</text:span>ensar que todas las opciones se reducen solo a dos, o a muy pocas.</text:p>
          <text:list>
            <text:list-item>
              <text:p text:style-name="P8"><text:span text:style-name="T2">Variante del falso dilema:</text:span> <text:span text:style-name="T9">reducir todas las opciones a dos, que se plantean de una manera muy dramática.</text:span></text:p>
            </text:list-item>
          </text:list>
        </text:list-item>
        <text:list-item>
          <text:p text:style-name="P10"><text:span text:style-name="T2">Falacia </text:span><text:span text:style-name="T8">ad hominem</text:span><text:span text:style-name="T2">:</text:span> <text:span text:style-name="T9">a</text:span>tacar a la persona, en lugar de atacar a sus argumentos.</text:p>
        </text:list-item>
      </text:list>
      <text:p text:style-name="P3"/>
      <text:p text:style-name="P6">Argumentos</text:p>
      <text:p text:style-name="P3"/>
      <text:list xml:id="list3074536437" text:style-name="L2">
        <text:list-item>
          <text:p text:style-name="P2">argumento1<text:span text:style-name="T1">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4:49:09.230765942</meta:creation-date>
    <dc:date>2019-05-04T18:04:37.586491993</dc:date>
    <meta:editing-duration>PT35M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41" meta:character-count="852" meta:non-whitespace-character-count="730"/>
  </office:meta>
</office:document-meta>
</file>